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monospace" officeooo:paragraph-rsid="00072b9a"/>
    </style:style>
    <style:style style:name="P2" style:family="paragraph" style:parent-style-name="Standard">
      <style:paragraph-properties fo:margin-left="0cm" fo:margin-right="0cm" fo:text-indent="0cm" style:auto-text-indent="false" fo:break-before="page"/>
      <style:text-properties style:font-name="monospace" officeooo:paragraph-rsid="00072b9a"/>
    </style:style>
    <style:style style:name="T1" style:family="text">
      <style:text-properties fo:color="#000000" loext:opacity="100%" officeooo:rsid="00072b9a" fo:background-color="#ffffff" loext:char-shading-value="0"/>
    </style:style>
    <style:style style:name="T2" style:family="text">
      <style:text-properties fo:color="#000000" loext:opacity="100%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(AI generated sample text for testing. “</text:span><text:span text:style-name="T2">Give me a sample text about geese. Make it 5 paragraphs.</text:span><text:span text:style-name="T1">”)</text:span><text:span text:style-name="T2">  </text:span><text:line-break/><text:line-break/></text:p>
      <text:p text:style-name="P2">Geese are among the most recognizable and fascinating birds in the world, known for their distinctive honking calls and striking appearance. These birds are often associated with migration, as many  <text:line-break/>species travel thousands of miles between breeding and wintering grounds. Their iconic V-shaped flight formations are not just a visual marvel but also an efficient way to conserve energy, with each bird  <text:line-break/>taking turns leading the flock. This cooperative behavior highlights their intelligence and adaptability, traits that have allowed them to thrive in diverse environments.   <text:line-break/><text:line-break/>Beyond their migratory feats, geese are highly social creatures, often forming lifelong bonds with their mates and raising their young in tightly knit family groups. During the breeding season, they  <text:line-break/>defend their nests fiercely, sometimes even attacking predators or humans who approach too closely. Their vocalizations, which range from loud honking to softer calls, serve as a means of communication  <text:line-break/>within the flock, helping to coordinate movements and alert others to danger. This social structure provides them with a strong sense of community and security.   <text:line-break/><text:line-break/>Geese play a vital role in their ecosystems, particularly in wetland habitats. By grazing on aquatic vegetation, they help maintain the balance of plant life and create open spaces for other species to  <text:line-break/>thrive. Their droppings also contribute to nutrient cycling, enriching the soil and supporting plant growth. In some regions, geese are considered keystone species, as their presence can influence the  <text:line-break/>health of entire wetland systems. However, their populations are sometimes managed to prevent overgrazing and habitat degradation.   <text:line-break/><text:line-break/>While geese are often seen in open fields or near water, they have adapted to live in a variety of environments, from urban parks to remote tundra regions. In cities, they have learned to coexist with  <text:line-break/>humans, often scavenging for food in parks and gardens. This adaptability has led to both admiration and controversy, as their presence can sometimes be seen as a nuisance. Despite this, their resilience  <text:line-break/>and ability to thrive in changing landscapes underscore their evolutionary success.   <text:line-break/><text:line-break/>Culturally, geese have long been symbols of loyalty, perseverance, and community. In many traditions, they are associated with protection and family, as seen in folklore and literature. Their presence in  <text:line-break/>human history dates back thousands of years, with ancient civilizations domesticating them for their meat, feathers, and <text:soft-page-break/>down. Today, geese remain a beloved part of the natural world, reminding us of the  <text:line-break/>beauty and complexity of life in the wild. Their enduring presence in both rural and urban settings ensures they will continue to captivate and inspire for generations to come.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17:22:18.661008317</meta:creation-date>
    <dc:date>2025-05-22T17:22:56.277465155</dc:date>
    <meta:editing-duration>PT38S</meta:editing-duration>
    <meta:editing-cycles>1</meta:editing-cycles>
    <meta:document-statistic meta:table-count="0" meta:image-count="0" meta:object-count="0" meta:page-count="3" meta:paragraph-count="2" meta:word-count="436" meta:character-count="2882" meta:non-whitespace-character-count="2406"/>
    <meta:generator>LibreOffice/24.8.0.3$Linux_X86_64 LibreOffice_project/480$Build-3</meta:generator>
  </office:meta>
</office:document-meta>
</file>